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cm" svg:height="1.4cm" svg:x="5.1cm" svg:y="1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1cm" svg:height="1.1cm" svg:x="5.4cm" svg:y="11.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6.463cm" svg:y="12.038cm">
          <draw:text-box>
            <text:p>&lt;</text:p>
          </draw:text-box>
        </draw:frame>
        <draw:custom-shape draw:style-name="gr2" draw:text-style-name="P1" draw:layer="layout" svg:width="1.1cm" svg:height="1.1cm" svg:x="7.299cm" svg:y="11.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8.362cm" svg:y="12.038cm">
          <draw:text-box>
            <text:p>&gt;</text:p>
          </draw:text-box>
        </draw:frame>
        <draw:custom-shape draw:style-name="gr2" draw:text-style-name="P1" draw:layer="layout" svg:width="1.1cm" svg:height="1.1cm" svg:x="9.199cm" svg:y="11.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0.262cm" svg:y="12.038cm">
          <draw:text-box>
            <text:p>&lt;</text:p>
          </draw:text-box>
        </draw:frame>
        <draw:custom-shape draw:style-name="gr2" draw:text-style-name="P1" draw:layer="layout" svg:width="1.1cm" svg:height="1.1cm" svg:x="11.098cm" svg:y="11.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2.161cm" svg:y="12.038cm">
          <draw:text-box>
            <text:p>&lt;</text:p>
          </draw:text-box>
        </draw:frame>
        <draw:custom-shape draw:style-name="gr2" draw:text-style-name="P1" draw:layer="layout" svg:width="1.1cm" svg:height="1.1cm" svg:x="12.998cm" svg:y="11.9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0.875cm" svg:height="0.962cm" svg:x="14.06cm" svg:y="12.038cm">
          <draw:text-box>
            <text:p>&gt;</text:p>
          </draw:text-box>
        </draw:frame>
        <draw:custom-shape draw:style-name="gr2" draw:text-style-name="P1" draw:layer="layout" svg:width="1.1cm" svg:height="1.1cm" svg:x="14.9cm" svg:y="11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8:49:56.237993912</meta:creation-date>
    <dc:date>2016-11-22T18:54:24.144028866</dc:date>
    <meta:editing-duration>P0D</meta:editing-duration>
    <meta:editing-cycles>1</meta:editing-cycles>
    <meta:document-statistic meta:object-count="12"/>
    <meta:generator>LibreOffice/4.2.8.2$Linux_x86 LibreOffice_project/420m0$Build-2</meta:generator>
  </office:meta>
</office:document-meta>
</file>